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9in"/>
    </style:style>
    <style:style style:name="co2" style:family="table-column">
      <style:table-column-properties fo:break-before="auto" style:column-width="4.031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95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922in" fo:break-before="auto" style:use-optimal-row-height="false"/>
    </style:style>
    <style:style style:name="ro4" style:family="table-row">
      <style:table-row-properties style:row-height="0.6008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9736in" fo:break-before="auto" style:use-optimal-row-height="fals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8" style:family="table-cell" style:parent-style-name="Default" style:data-style-name="N37">
      <style:table-cell-properties style:vertical-align="top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>
            <text:p>Progress</text:p>
          </table:table-cell>
          <table:table-cell table:style-name="ce4" office:value-type="string">
            <text:p>Description</text:p>
          </table:table-cell>
          <table:table-cell table:style-name="ce1" office:value-type="string">
            <text:p>Deadlin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teration #1 (Inception)</text:p>
          </table:table-cell>
          <table:table-cell table:style-name="ce5" office:value-type="string">
            <text:p>Vision Statement and 20% of use cases defined. <text:s/>Vision statement, schedule, glossary, and budget delivered.</text:p>
          </table:table-cell>
          <table:table-cell table:style-name="ce8" office:value-type="date" office:date-value="2010-02-24">
            <text:p>02/24/10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Iteration #2 (Elaboration)</text:p>
          </table:table-cell>
          <table:table-cell table:style-name="ce6" office:value-type="string">
            <text:p>80% of use cases defined. <text:s/>CreateGame, JoinGame, <text:s/>and SendMessage use cases implemented (6 hours). <text:s/>Domain model diagram, deployment diagram, supplimental specification, WBS, and updated schedule delivered (6 hours).</text:p>
          </table:table-cell>
          <table:table-cell table:style-name="ce8" office:value-type="date" office:date-value="2010-03-17">
            <text:p>03/17/10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Iteration #3 (Construction)</text:p>
          </table:table-cell>
          <table:table-cell table:style-name="ce5" office:value-type="string">
            <text:p>AddBoard, AddObject, Delete Object, and MoveObject use cases implemented (8 hours).</text:p>
          </table:table-cell>
          <table:table-cell table:style-name="ce8" office:value-type="date" office:date-value="2010-03-24">
            <text:p>03/24/10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Iteration #4 (Construction)</text:p>
          </table:table-cell>
          <table:table-cell table:style-name="ce5" office:value-type="string">
            <text:p>DrawCard, and ShuffleDeck start on EditOptions use cases implemented (4 hours).</text:p>
          </table:table-cell>
          <table:table-cell table:style-name="ce8" office:value-type="date" office:date-value="2010-04-07">
            <text:p>04/07/10</text:p>
          </table:table-cell>
          <table:table-cell table:number-columns-repeated="1021"/>
        </table:table-row>
        <table:table-row table:style-name="ro6">
          <table:table-cell table:style-name="ce2" office:value-type="string">
            <text:p>Iteration #5 (Construction)</text:p>
          </table:table-cell>
          <table:table-cell table:style-name="ce5" office:value-type="string">
            <text:p>RollDice, BanPlayer, UnbanPlayer, and LockBoard use cases, refine EditOptions use case implemented (6 hours). <text:s/>Beta version released. <text:s/>Sequence diagrams, static class diagram, code review, and testing documents delivered (6 hours).</text:p>
          </table:table-cell>
          <table:table-cell table:style-name="ce8" office:value-type="date" office:date-value="2010-04-21">
            <text:p>04/21/10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Final Release (Transition)</text:p>
          </table:table-cell>
          <table:table-cell table:style-name="ce5" office:value-type="string">
            <text:p>Final version released. <text:s/>User documentation, final test results, best practices evidence, and peer reviews delivered (8 hours).</text:p>
          </table:table-cell>
          <table:table-cell table:style-name="ce8" office:value-type="date" office:date-value="2010-05-04">
            <text:p>05/04/10</text:p>
          </table:table-cell>
          <table:table-cell table:number-columns-repeated="1021"/>
        </table:table-row>
        <table:table-row table:style-name="ro7" table:number-rows-repeated="3">
          <table:table-cell/>
          <table:table-cell table:style-name="ce5"/>
          <table:table-cell table:number-columns-repeated="1022"/>
        </table:table-row>
        <table:table-row table:style-name="ro7" table:number-rows-repeated="5">
          <table:table-cell/>
          <table:table-cell table:style-name="ce7"/>
          <table:table-cell table:number-columns-repeated="1022"/>
        </table:table-row>
        <table:table-row table:style-name="ro7" table:number-rows-repeated="6552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4" table:default-cell-style-name="ce3"/>
        <table:table-column table:style-name="co3" table:number-columns-repeated="1023" table:default-cell-style-name="ce3"/>
        <table:table-row table:style-name="ro7" table:number-rows-repeated="65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2">
        <table:table-column table:style-name="co4" table:default-cell-style-name="ce3"/>
        <table:table-column table:style-name="co3" table:number-columns-repeated="1023" table:default-cell-style-name="ce3"/>
        <table:table-row table:style-name="ro7" table:number-rows-repeated="65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3/04/2010</text:date>, <text:time>02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Christopher Czyzewski</meta:initial-creator>
    <dc:creator>Christopher Czyzewski</dc:creator>
    <meta:creation-date>2010-02-16T13:15:30Z</meta:creation-date>
    <dc:date>2010-03-04T02:59:09.75</dc:date>
    <meta:editing-cycles>4</meta:editing-cycles>
    <meta:editing-duration>PT01H01M12S</meta:editing-duration>
    <meta:document-statistic meta:table-count="3" meta:cell-count="21" meta:object-count="0"/>
  </office:meta>
</office:document-meta>
</file>